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volini" svg:font-family="Cavolini" style:font-family-generic="script"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avolini" style:font-name-complex="Cavolini" fo:font-size="25pt" style:font-size-asian="25pt" style:font-size-complex="25pt"/>
    </style:style>
    <style:style style:name="T2"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3" style:parent-style-name="DefaultParagraphFont" style:family="text">
      <style:text-properties style:font-name="Cavolini" style:font-name-complex="Cavolini" fo:font-size="9pt" style:font-size-asian="9pt" style:font-size-complex="9pt"/>
    </style:style>
    <style:style style:name="T4"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5" style:parent-style-name="DefaultParagraphFont" style:family="text">
      <style:text-properties style:font-name="Cavolini" style:font-name-complex="Cavolini" fo:font-size="9pt" style:font-size-asian="9pt" style:font-size-complex="9pt"/>
    </style:style>
    <style:style style:name="T6"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7" style:parent-style-name="DefaultParagraphFont" style:family="text">
      <style:text-properties style:font-name="Cavolini" style:font-name-complex="Cavolini" fo:font-size="9pt" style:font-size-asian="9pt" style:font-size-complex="9pt"/>
    </style:style>
    <style:style style:name="T8"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9" style:parent-style-name="DefaultParagraphFont" style:family="text">
      <style:text-properties style:font-name="Cavolini" style:font-name-complex="Cavolini" fo:font-size="9pt" style:font-size-asian="9pt" style:font-size-complex="9pt"/>
    </style:style>
    <style:style style:name="T10"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11" style:parent-style-name="DefaultParagraphFont" style:family="text">
      <style:text-properties style:font-name="Cavolini" style:font-name-complex="Cavolini" fo:font-size="9pt" style:font-size-asian="9pt" style:font-size-complex="9pt"/>
    </style:style>
    <style:style style:name="T12"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13" style:parent-style-name="DefaultParagraphFont" style:family="text">
      <style:text-properties style:font-name="Cavolini" style:font-name-complex="Cavolini" fo:font-size="9pt" style:font-size-asian="9pt" style:font-size-complex="9pt"/>
    </style:style>
    <style:style style:name="T14"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15" style:parent-style-name="DefaultParagraphFont" style:family="text">
      <style:text-properties style:font-name="Cavolini" style:font-name-complex="Cavolini" fo:font-size="9pt" style:font-size-asian="9pt" style:font-size-complex="9pt"/>
    </style:style>
    <style:style style:name="T16"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17" style:parent-style-name="DefaultParagraphFont" style:family="text">
      <style:text-properties style:font-name="Cavolini" style:font-name-complex="Cavolini" fo:font-size="9pt" style:font-size-asian="9pt" style:font-size-complex="9pt"/>
    </style:style>
    <style:style style:name="T18"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19" style:parent-style-name="DefaultParagraphFont" style:family="text">
      <style:text-properties style:font-name="Cavolini" style:font-name-complex="Cavolini" fo:font-size="9pt" style:font-size-asian="9pt" style:font-size-complex="9pt"/>
    </style:style>
    <style:style style:name="T20"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21" style:parent-style-name="DefaultParagraphFont" style:family="text">
      <style:text-properties style:font-name="Cavolini" style:font-name-complex="Cavolini" fo:font-size="9pt" style:font-size-asian="9pt" style:font-size-complex="9pt"/>
    </style:style>
    <style:style style:name="T22"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23" style:parent-style-name="DefaultParagraphFont" style:family="text">
      <style:text-properties style:font-name="Cavolini" style:font-name-complex="Cavolini" fo:font-size="9pt" style:font-size-asian="9pt" style:font-size-complex="9pt"/>
    </style:style>
    <style:style style:name="T24" style:parent-style-name="DefaultParagraphFont" style:family="text">
      <style:text-properties style:font-name="Cavolini" style:font-name-complex="Cavolini" fo:font-weight="bold" style:font-weight-asian="bold" style:font-weight-complex="bold" fo:font-size="9pt" style:font-size-asian="9pt" style:font-size-complex="9pt"/>
    </style:style>
    <style:style style:name="T25" style:parent-style-name="DefaultParagraphFont" style:family="text">
      <style:text-properties style:font-name="Cavolini" style:font-name-complex="Cavolini" fo:font-size="9pt" style:font-size-asian="9pt" style:font-size-complex="9pt"/>
    </style:style>
    <style:style style:name="P26" style:parent-style-name="Normal" style:family="paragraph">
      <style:text-properties style:font-name="Cavolini" style:font-name-complex="Cavolini" fo:font-size="9pt" style:font-size-asian="9pt" style:font-size-complex="9pt"/>
    </style:style>
    <style:style style:name="P27" style:parent-style-name="Normal" style:family="paragraph">
      <style:text-properties style:font-name="Cavolini" style:font-name-complex="Cavolini" fo:font-size="9pt" style:font-size-asian="9pt" style:font-size-complex="9pt"/>
    </style:style>
  </office:automatic-styles>
  <office:body>
    <office:text text:use-soft-page-breaks="true">
      <text:p text:style-name="P1">Adaptation of animals</text:p>
      <text:p text:style-name="Normal"><text:span text:style-name="T2">Snow leopards</text:span><text:span text:style-name="T3">: Snow leopards have short forelimbs with sizeable paws, long hind limbs, and a thick tail nearly a meter long. These adaptations help them balance on the rocky precipices of their home. The snow leopards’ pelage enables them to blend into their surroundings. Their wide feet act like snow shoes.</text:span></text:p>
      <text:p text:style-name="Normal"><text:span text:style-name="T4">Polar Bears:<text:s/></text:span><text:span text:style-name="T5">Their adaptations include: a white appearance - as camouflage from prey on the snow and ice. thick layers of fat and fur - for insulation against the cold. a small surface area to volume ratio - to minimise heat loss.</text:span></text:p>
      <text:p text:style-name="Normal"><text:span text:style-name="T6">Walrus:</text:span><text:span text:style-name="T7"><text:s/>To keep warm in the chilly arctic waters, walruses have a thick layer of blubber that can be up to 4 inches thick. To keep their vital organs and core warm, blood will be shunted off from the surface of their skin, making them appear white and pasty.</text:span></text:p>
      <text:p text:style-name="Normal"><text:span text:style-name="T8">Tundra Swan:<text:s/></text:span><text:span text:style-name="T9">The long neck and bill of the Tundra Swans aid in their search for food. They are also agile swimmers and flyers, which means that if they spot their predators nearby, they can fly away or escape quickly to save themselves. During incubation they tend to nest in areas where their predators' footfall is less.</text:span></text:p>
      <text:p text:style-name="Normal"><text:span text:style-name="T10">Fox:<text:s/></text:span><text:span text:style-name="T11">The fox's thick tail keeps their feet and nose warm when it curls up to sleep. Foxes will double back on their own tracks in order to confuse their enemies. The grey fox is the only member of the dog family that can climb trees. It will climb a tree to escape its enemies.</text:span></text:p>
      <text:p text:style-name="Normal"><text:span text:style-name="T12">Lynx:<text:s/></text:span><text:span text:style-name="T13">They have a very long, thick fur coat to keep them warm and big paws with retractable claws that help them walk on the snow. The lynx also has long, strong legs to help it pounce on prey, sharp eyesight, and very good hearing with special tassels of fur on their ears to help pick up more sound.</text:span></text:p>
      <text:p text:style-name="Normal"><text:span text:style-name="T14">Bears:<text:s/></text:span><text:span text:style-name="T15">These bears are incredibly strong, able to break the necks of many large prey with one powerful blow. Their thick fur and layer of fat help to insulate them against the extreme cold temperatures of their habitat.</text:span></text:p>
      <text:p text:style-name="Normal"><text:span text:style-name="T16">Elephant:<text:s/></text:span><text:span text:style-name="T17">The elephant has a thick layer of skin to protect it from the heat. Some more physical adaptations are that it has a trunk used for lifting things which is about 5 feet, tusks for digging and eating, and their big circular shaped ears(4 ft) that help cool them down.</text:span></text:p>
      <text:p text:style-name="Normal"><text:span text:style-name="T18">Bison:<text:s/></text:span><text:span text:style-name="T19">A few of these adaptations are: Some animals, such as bison, have broad, flat-topped teeth and digestive systems especially adapted to feed on grasses. Many prairie animals have front legs and paws that allow them to burrow into the ground, where they are protected from predators.</text:span></text:p>
      <text:p text:style-name="Normal"><text:span text:style-name="T20">Cheetahs:<text:s/></text:span><text:span text:style-name="T21">They have a slight frame and long legs that not only help with speed but also agility during a chase. Their agility allows them to change direction quickly to follow running prey. Their spots act as camouflage while they wait in the tall grass or perched up high in the dappled light of an acacia tree.</text:span></text:p>
      <text:p text:style-name="Normal"><text:span text:style-name="T22">Lizards:<text:s/></text:span><text:span text:style-name="T23">Lizards are mainly carnivorous, often being sit-and-wait predators; many smaller species eat insects, while the Komodo eats mammals as big as water buffalo. Lizards make use of a variety of antipredator adaptations, including venom, camouflage, reflex bleeding, and the ability to sacrifice and regrow their tails.</text:span></text:p>
      <text:p text:style-name="Normal"><text:span text:style-name="T24">Geckos:<text:s/></text:span><text:span text:style-name="T25">Over a long period of time, geckos have developed special physical features to help them survive and avoid predators. Gecko tails serve many purposes. They help balance their weight as they climb branches, they act as fuel tanks to store fat, and as camouflage to help them disappear into their environment.</text:span></text:p>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volini" svg:font-family="Cavolini" style:font-family-generic="script"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NDA, Sriman</meta:initial-creator>
    <dc:creator>MANDA, Sriman</dc:creator>
    <meta:creation-date>2020-09-15T18:55:00Z</meta:creation-date>
    <dc:date>2020-09-15T19:09:00Z</dc:date>
    <meta:template xlink:href="Normal" xlink:type="simple"/>
    <meta:editing-cycles>1</meta:editing-cycles>
    <meta:editing-duration>PT840S</meta:editing-duration>
    <meta:document-statistic meta:page-count="2" meta:paragraph-count="6" meta:word-count="517" meta:character-count="3460" meta:row-count="24" meta:non-whitespace-character-count="2949"/>
  </office:meta>
</office:document-meta>
</file>